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in" fo:line-height="200%" fo:widows="1" fo:text-indent="0in" style:auto-text-indent="false"/>
      <style:text-properties fo:font-variant="normal" fo:text-transform="none" fo:color="#333333" style:font-name="Times New Roman" fo:font-size="12pt" fo:letter-spacing="normal" fo:font-style="normal" fo:font-weight="normal"/>
    </style:style>
    <style:style style:name="P2" style:family="paragraph" style:parent-style-name="Standard">
      <style:paragraph-properties fo:margin-left="0in" fo:margin-right="0in" fo:margin-top="0in" fo:margin-bottom="0in" fo:line-height="200%" fo:text-align="center" style:justify-single-word="false" fo:widows="1" fo:text-indent="0in" style:auto-text-indent="false"/>
      <style:text-properties fo:font-variant="normal" fo:text-transform="none" fo:color="#333333" style:font-name="Times New Roman" fo:font-size="12pt" fo:letter-spacing="normal" fo:font-style="normal" fo:font-weight="normal"/>
    </style:style>
    <style:style style:name="P3" style:family="paragraph" style:parent-style-name="Standard">
      <style:paragraph-properties fo:margin-left="0in" fo:margin-right="0in" fo:line-height="200%" fo:text-align="end" style:justify-single-word="false" fo:widows="1" fo:text-indent="0in" style:auto-text-indent="false"/>
      <style:text-properties fo:font-variant="normal" fo:text-transform="none" fo:color="#333333" style:font-name="Times New Roman"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ert Ritchie</text:p>
      <text:p text:style-name="P2">San Salvador Brief</text:p>
      <text:p text:style-name="P1"><text:tab/>Liebe Hildegard! Mir ist es hier zu kalt, ich gehe nach Südamerika. Meine Leben hier mit dir ist nict was ich für mich vorgestellt habe. Wir lieben einander nicht mehr. Ich war mit dir seit sechs Jahren für die Kinder, aber ich kann es für ihnen nicht mehr tun. Ich weiss immer was du tun und sagen wirst. Es gibt keine mehr Spass in unsere Ehe. Also ist Deutschland mir nicht gut. Ich sehen nach dem Abenteuer, das gibt es nicht im Deutschland. Ich habe Familie, die in Südamerika wohnen. Ich habe sie nie getroffen. Vielleicht mit ihnen kann ich eine neue Leben finden.</text:p>
      <text:p text:style-name="P3">Es tut mir Leid,</text:p>
      <text:p text:style-name="P3">Paul <text:s text:c="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Ritchie</meta:initial-creator>
    <meta:creation-date>2016-02-18T16:16:58.44</meta:creation-date>
    <dc:date>2016-02-18T23:08:09.09</dc:date>
    <dc:creator>Robert Ritchie</dc:creator>
    <meta:editing-duration>PT5M47S</meta:editing-duration>
    <meta:editing-cycles>2</meta:editing-cycles>
    <meta:generator>OpenOffice/4.0.0$Win32 OpenOffice.org_project/400m3$Build-9702</meta:generator>
    <meta:printed-by>Robert Ritchie</meta:printed-by>
    <meta:print-date>2016-02-18T23:07:24.90</meta:print-date>
    <meta:document-statistic meta:table-count="0" meta:image-count="0" meta:object-count="0" meta:page-count="1" meta:paragraph-count="5" meta:word-count="114" meta:character-count="642"/>
  </office:meta>
</office:document-meta>
</file>